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Titre4" style:family="paragraph">
      <style:paragraph-properties fo:text-indent="0.4916in"/>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Titre4" style:family="paragraph">
      <style:paragraph-properties fo:margin-left="0.4916in">
        <style:tab-stops/>
      </style:paragraph-properties>
    </style:style>
    <style:style style:name="P27" style:parent-style-name="Paragraphedeliste" style:family="paragraph">
      <style:paragraph-properties fo:margin-left="0.9916in">
        <style:tab-stops/>
      </style:paragraph-properties>
    </style:style>
    <style:style style:name="P28" style:parent-style-name="Paragraphedeliste" style:family="paragraph">
      <style:paragraph-properties fo:margin-left="0.9833in">
        <style:tab-stops/>
      </style:paragraph-properties>
      <style:text-properties style:font-name-complex="Calibri"/>
    </style:style>
    <style:style style:name="P29" style:parent-style-name="Titre4" style:family="paragraph">
      <style:paragraph-properties fo:margin-left="0.4916in">
        <style:tab-stops/>
      </style:paragraph-properties>
    </style:style>
    <style:style style:name="P30" style:parent-style-name="Paragraphedeliste" style:family="paragraph">
      <style:paragraph-properties fo:margin-left="0.9833in">
        <style:tab-stops/>
      </style:paragraph-properties>
      <style:text-properties style:font-name-complex="Calibri"/>
    </style:style>
    <style:style style:name="P31" style:parent-style-name="Titre4" style:family="paragraph">
      <style:paragraph-properties fo:text-indent="0.4916in"/>
    </style:style>
    <style:style style:name="P32" style:parent-style-name="Paragraphedeliste" style:family="paragraph">
      <style:paragraph-properties fo:margin-left="0.9916in">
        <style:tab-stops/>
      </style:paragraph-properties>
    </style:style>
    <style:style style:name="P33" style:parent-style-name="Paragraphedeliste" style:family="paragraph">
      <style:paragraph-properties fo:margin-left="0.9916in">
        <style:tab-stops/>
      </style:paragraph-properties>
    </style:style>
    <style:style style:name="P34" style:parent-style-name="Paragraphedeliste" style:family="paragraph">
      <style:paragraph-properties fo:margin-left="0.9916in">
        <style:tab-stops/>
      </style:paragraph-properties>
    </style:style>
    <style:style style:name="P35" style:parent-style-name="Normal" style:family="paragraph">
      <style:paragraph-properties fo:margin-left="0.4916in" fo:text-indent="0.4916in">
        <style:tab-stops/>
      </style:paragraph-properties>
    </style:style>
    <style:style style:name="P36" style:parent-style-name="Titre4" style:family="paragraph">
      <style:paragraph-properties fo:text-indent="0.4916in"/>
    </style:style>
    <style:style style:name="P37" style:parent-style-name="Paragraphedeliste" style:family="paragraph">
      <style:paragraph-properties fo:margin-left="0.9833in">
        <style:tab-stops/>
      </style:paragraph-properties>
      <style:text-properties style:font-name-complex="Calibri"/>
    </style:style>
    <style:style style:name="P38" style:parent-style-name="Paragraphedeliste" style:family="paragraph">
      <style:paragraph-properties fo:margin-left="0.9916in">
        <style:tab-stops/>
      </style:paragraph-properties>
    </style:style>
    <style:style style:name="P39" style:parent-style-name="Paragraphedeliste" style:family="paragraph">
      <style:paragraph-properties fo:margin-left="0.9833in">
        <style:tab-stops/>
      </style:paragraph-properties>
      <style:text-properties style:font-name-complex="Calibri"/>
    </style:style>
    <style:style style:name="P40" style:parent-style-name="Titre4" style:family="paragraph">
      <style:paragraph-properties fo:margin-left="0.4916in">
        <style:tab-stops/>
      </style:paragraph-properties>
    </style:style>
    <style:style style:name="P41" style:parent-style-name="Paragraphedeliste" style:family="paragraph">
      <style:paragraph-properties fo:margin-left="0.9833in">
        <style:tab-stops/>
      </style:paragraph-properties>
      <style:text-properties style:font-name-complex="Calibri"/>
    </style:style>
    <style:style style:name="P42" style:parent-style-name="Paragraphedeliste" style:family="paragraph">
      <style:paragraph-properties fo:margin-left="0.9916in">
        <style:tab-stops/>
      </style:paragraph-properties>
    </style:style>
    <style:style style:name="P43" style:parent-style-name="Paragraphedeliste" style:family="paragraph">
      <style:paragraph-properties fo:margin-left="0.9833in">
        <style:tab-stops/>
      </style:paragraph-properties>
      <style:text-properties style:font-name-complex="Calibri"/>
    </style:style>
    <style:style style:name="P44" style:parent-style-name="Titre4" style:family="paragraph">
      <style:paragraph-properties fo:margin-left="0.4916in">
        <style:tab-stops/>
      </style:paragraph-properties>
    </style:style>
    <style:style style:name="T45" style:parent-style-name="Policepardéfaut" style:family="text">
      <style:text-properties style:font-name-asian="Roboto"/>
    </style:style>
    <style:style style:name="P46" style:parent-style-name="Paragraphedeliste" style:family="paragraph">
      <style:paragraph-properties fo:margin-left="0.9833in">
        <style:tab-stops/>
      </style:paragraph-properties>
      <style:text-properties style:font-name-complex="Calibri"/>
    </style:style>
    <style:style style:name="P47" style:parent-style-name="Paragraphedeliste" style:family="paragraph">
      <style:paragraph-properties fo:margin-left="0.9916in">
        <style:tab-stops/>
      </style:paragraph-properties>
    </style:style>
    <style:style style:name="P48" style:parent-style-name="Paragraphedeliste" style:family="paragraph">
      <style:paragraph-properties fo:margin-left="0.9833in">
        <style:tab-stops/>
      </style:paragraph-properties>
      <style:text-properties style:font-name-complex="Calibri"/>
    </style:style>
    <style:style style:name="P49" style:parent-style-name="Paragraphedeliste" style:family="paragraph">
      <style:paragraph-properties fo:margin-left="0.9833in">
        <style:tab-stops/>
      </style:paragraph-properties>
      <style:text-properties style:font-name-complex="Calibri"/>
    </style:style>
    <style:style style:name="P50" style:parent-style-name="Titre4" style:family="paragraph">
      <style:paragraph-properties fo:margin-left="0.4916in">
        <style:tab-stops/>
      </style:paragraph-properties>
    </style:style>
    <style:style style:name="T51" style:parent-style-name="Policepardéfaut" style:family="text">
      <style:text-properties style:font-name-complex="Calibri"/>
    </style:style>
    <style:style style:name="P52" style:parent-style-name="Paragraphedeliste" style:family="paragraph">
      <style:paragraph-properties fo:margin-left="0.9833in">
        <style:tab-stops/>
      </style:paragraph-properties>
      <style:text-properties style:font-name-complex="Calibri"/>
    </style:style>
    <style:style style:name="P53" style:parent-style-name="Paragraphedeliste" style:family="paragraph">
      <style:paragraph-properties fo:margin-left="0.9916in">
        <style:tab-stops/>
      </style:paragraph-properties>
    </style:style>
    <style:style style:name="P54" style:parent-style-name="Paragraphedeliste" style:family="paragraph">
      <style:paragraph-properties fo:margin-left="0.9833in">
        <style:tab-stops/>
      </style:paragraph-properties>
      <style:text-properties style:font-name-complex="Calibri"/>
    </style:style>
    <style:style style:name="P55" style:parent-style-name="Paragraphedeliste" style:family="paragraph">
      <style:paragraph-properties fo:margin-left="0.9833in">
        <style:tab-stops/>
      </style:paragraph-properties>
      <style:text-properties style:font-name-complex="Calibri"/>
    </style:style>
    <style:style style:name="P56" style:parent-style-name="Paragraphedeliste" style:family="paragraph">
      <style:paragraph-properties fo:margin-left="0.9833in">
        <style:tab-stops/>
      </style:paragraph-properties>
      <style:text-properties style:font-name-complex="Calibri"/>
    </style:style>
    <style:style style:name="P57" style:parent-style-name="Paragraphedeliste" style:family="paragraph">
      <style:paragraph-properties fo:margin-left="0.9833in">
        <style:tab-stops/>
      </style:paragraph-properties>
    </style:style>
    <style:style style:name="P58" style:parent-style-name="Titre4" style:family="paragraph">
      <style:paragraph-properties fo:text-indent="0.4916in"/>
    </style:style>
    <style:style style:name="P59" style:parent-style-name="Paragraphedeliste" style:family="paragraph">
      <style:paragraph-properties fo:margin-left="0.9833in">
        <style:tab-stops/>
      </style:paragraph-properties>
      <style:text-properties style:font-name-complex="Calibri"/>
    </style:style>
    <style:style style:name="P60" style:parent-style-name="Paragraphedeliste" style:family="paragraph">
      <style:paragraph-properties fo:margin-left="0.9916in">
        <style:tab-stops/>
      </style:paragraph-properties>
    </style:style>
    <style:style style:name="P61" style:parent-style-name="Paragraphedeliste" style:family="paragraph">
      <style:paragraph-properties fo:margin-left="0.9916in">
        <style:tab-stops/>
      </style:paragraph-properties>
    </style:style>
    <style:style style:name="P62" style:parent-style-name="Titre4" style:family="paragraph">
      <style:paragraph-properties fo:text-indent="0.4916in"/>
    </style:style>
    <style:style style:name="T63" style:parent-style-name="Lienhypertexte" style:family="text">
      <style:text-properties style:font-name-complex="Calibri"/>
    </style:style>
    <style:style style:name="T64" style:parent-style-name="Policepardéfaut" style:family="text">
      <style:text-properties style:font-name-complex="Calibri"/>
    </style:style>
    <style:style style:name="P65" style:parent-style-name="Normal" style:family="paragraph">
      <style:paragraph-properties fo:margin-left="0.9833in">
        <style:tab-stops/>
      </style:paragraph-properties>
    </style:style>
    <style:style style:name="T66" style:parent-style-name="Policepardéfaut" style:family="text">
      <style:text-properties style:font-name-complex="Calibri"/>
    </style:style>
    <style:style style:name="P67" style:parent-style-name="Titre4" style:family="paragraph">
      <style:paragraph-properties fo:margin-left="0.4916in">
        <style:tab-stops/>
      </style:paragraph-properties>
    </style:style>
    <style:style style:name="P68" style:parent-style-name="Paragraphedeliste" style:family="paragraph">
      <style:paragraph-properties fo:margin-left="0.9916in">
        <style:tab-stops/>
      </style:paragraph-properties>
    </style:style>
    <style:style style:name="P69" style:parent-style-name="Titre4" style:family="paragraph">
      <style:paragraph-properties fo:margin-left="0.4916in">
        <style:tab-stops/>
      </style:paragraph-properties>
    </style:style>
    <style:style style:name="P70" style:parent-style-name="Paragraphedeliste" style:family="paragraph">
      <style:paragraph-properties fo:margin-left="0.9916in">
        <style:tab-stops/>
      </style:paragraph-properties>
      <style:text-properties style:font-name-complex="Calibri"/>
    </style:style>
    <style:style style:name="P71" style:parent-style-name="Paragraphedeliste" style:family="paragraph">
      <style:paragraph-properties fo:margin-left="0.9916in">
        <style:tab-stops/>
      </style:paragraph-properties>
      <style:text-properties style:font-name-complex="Calibri"/>
    </style:style>
    <style:style style:name="P72" style:parent-style-name="Paragraphedeliste" style:family="paragraph">
      <style:paragraph-properties fo:margin-left="0.9916in">
        <style:tab-stops/>
      </style:paragraph-properties>
      <style:text-properties style:font-name-complex="Calibri"/>
    </style:style>
    <style:style style:name="P73" style:parent-style-name="Paragraphedeliste" style:family="paragraph">
      <style:paragraph-properties fo:margin-left="0.9916in">
        <style:tab-stops/>
      </style:paragraph-properties>
      <style:text-properties style:font-name-complex="Calibri"/>
    </style:style>
    <style:style style:name="P74" style:parent-style-name="Paragraphedeliste" style:family="paragraph">
      <style:paragraph-properties fo:margin-left="0.9916in">
        <style:tab-stops/>
      </style:paragraph-properties>
      <style:text-properties style:font-name-complex="Calibri"/>
    </style:style>
    <style:style style:name="P75" style:parent-style-name="Paragraphedeliste" style:family="paragraph">
      <style:paragraph-properties fo:margin-left="0.9916in">
        <style:tab-stops/>
      </style:paragraph-properties>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Titre4" style:family="paragraph">
      <style:paragraph-properties fo:margin-left="0.4916in">
        <style:tab-stops/>
      </style:paragraph-properties>
    </style:style>
    <style:style style:name="P79" style:parent-style-name="Titre4" style:family="paragraph">
      <style:paragraph-properties fo:margin-left="0.4916in">
        <style:tab-stops/>
      </style:paragraph-properties>
    </style:style>
    <style:style style:name="P80" style:parent-style-name="Titre4" style:family="paragraph">
      <style:paragraph-properties fo:margin-left="0.4916in">
        <style:tab-stops/>
      </style:paragraph-properties>
    </style:style>
    <style:style style:name="P81" style:parent-style-name="Titre4" style:family="paragraph">
      <style:paragraph-properties fo:margin-left="0.4916in">
        <style:tab-stops/>
      </style:paragraph-properties>
    </style:style>
    <style:style style:name="P82" style:parent-style-name="Titre4" style:family="paragraph">
      <style:paragraph-properties fo:margin-left="0.4916in">
        <style:tab-stops/>
      </style:paragraph-properties>
    </style:style>
    <style:style style:name="P83" style:parent-style-name="Titre4" style:family="paragraph">
      <style:paragraph-properties fo:margin-left="0.4916in">
        <style:tab-stops/>
      </style:paragraph-properties>
    </style:style>
    <style:style style:name="P84" style:parent-style-name="Normal" style:family="paragraph">
      <style:paragraph-properties fo:margin-left="0.4916in" fo:text-indent="0.4916in">
        <style:tab-stops/>
      </style:paragraph-properties>
    </style:style>
    <style:style style:name="P85" style:parent-style-name="Titre4" style:family="paragraph">
      <style:paragraph-properties fo:margin-left="0.4916in">
        <style:tab-stops/>
      </style:paragraph-properties>
    </style:style>
    <style:style style:name="P86" style:parent-style-name="Paragraphedeliste" style:family="paragraph">
      <style:paragraph-properties fo:margin-left="0.9916in">
        <style:tab-stops/>
      </style:paragraph-properties>
    </style:style>
    <style:style style:name="P87" style:parent-style-name="Titre4" style:family="paragraph">
      <style:paragraph-properties fo:margin-left="0.4916in">
        <style:tab-stops/>
      </style:paragraph-properties>
    </style:style>
    <style:style style:name="P88" style:parent-style-name="Titre4" style:family="paragraph">
      <style:paragraph-properties fo:margin-left="0.4916in">
        <style:tab-stops/>
      </style:paragraph-properties>
    </style:style>
    <style:style style:name="P89" style:parent-style-name="Paragraphedeliste" style:family="paragraph">
      <style:paragraph-properties fo:margin-left="0.9916in">
        <style:tab-stops/>
      </style:paragraph-properties>
      <style:text-properties style:font-name-complex="Calibri"/>
    </style:style>
    <style:style style:name="P90" style:parent-style-name="Normal" style:family="paragraph">
      <style:paragraph-properties fo:margin-left="0.4916in" fo:text-indent="0.4916in">
        <style:tab-stops/>
      </style:paragraph-properties>
    </style:style>
    <style:style style:name="P91" style:parent-style-name="Titre4" style:family="paragraph">
      <style:paragraph-properties fo:margin-left="0.4916in">
        <style:tab-stops/>
      </style:paragraph-properties>
    </style:style>
    <style:style style:name="P92" style:parent-style-name="Paragraphedeliste" style:family="paragraph">
      <style:paragraph-properties fo:margin-left="0.9916in">
        <style:tab-stops/>
      </style:paragraph-properties>
    </style:style>
    <style:style style:name="P93" style:parent-style-name="Paragraphedeliste" style:family="paragraph">
      <style:paragraph-properties fo:margin-left="0.9916in">
        <style:tab-stops/>
      </style:paragraph-properties>
      <style:text-properties style:font-name-complex="Calibri"/>
    </style:style>
    <style:style style:name="P94" style:parent-style-name="Paragraphedeliste" style:family="paragraph">
      <style:paragraph-properties fo:margin-left="0.9916in">
        <style:tab-stops/>
      </style:paragraph-properties>
      <style:text-properties style:font-name-complex="Calibri"/>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 l’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soft-page-break/>
      <text:h text:style-name="Titre1" text:outline-level="1">PROMEO</text:h>
      <text:h text:style-name="Titre2" text:outline-level="2">1 -ère année :</text:h>
      <text:h text:style-name="Titre3" text:outline-level="3">Septembre :<text:s/></text:h>
      <text:h text:style-name="P24" text:outline-level="4">Page HTML du site Promeo-formation (04/09/2020) :</text:h>
      <text:p text:style-name="P25">- <text:s/>Développer la présence en ligne de l’organisation</text:p>
      <text:h text:style-name="P26" text:outline-level="4">Réalisation d’un cahier des charges de Twitch en anglais avec une équipe tout en cherchant à innover en ajoutant une fonctionnalité (09/09/2020 au 20/09/2020) :</text:h>
      <text:p text:style-name="P27">- Répondre aux incidents et aux demandes d’assistance et d’évolution</text:p>
      <text:p text:style-name="P28">- <text:s/>Travailler en mode projet</text:p>
      <text:h text:style-name="P29" text:outline-level="4">Rédaction en groupe d’un cahier des charges en anglais de Aergia, logiciel de gestion de congé (21/09/2020 au 23/09/2020) :</text:h>
      <text:p text:style-name="P30">- <text:s/>Travailler en mode projet</text:p>
      <text:h text:style-name="Titre3" text:outline-level="3">Septembre - Novembre :<text:s/></text:h>
      <text:h text:style-name="P31" text:outline-level="4">Projet de vente<text:s/>d’ebook Vélès (29/09/2020 au 02/11/2020) :</text:h>
      <text:p text:style-name="P32">- Répondre aux incidents et aux demandes d’assistance et d’évolution</text:p>
      <text:p text:style-name="P33">- Développer la présence en ligne de l’organisation</text:p>
      <text:p text:style-name="P34">- Mettre à disposition des utilisateurs un service informatique</text:p>
      <text:p text:style-name="P35">- Travailler en mode<text:s/>projet</text:p>
      <text:h text:style-name="Titre3" text:outline-level="3">Octobre - Novembre :<text:s/></text:h>
      <text:h text:style-name="P36" text:outline-level="4">Réalisation d’un blog twitter avec BDD SQL et PHP (14/10/2020 au 19/11/2020) :</text:h>
      <text:p text:style-name="P37">- Gérer le patrimoine Informatique</text:p>
      <text:p text:style-name="P38">- Répondre aux incidents et aux demandes d’assistance et d’évolution</text:p>
      <text:p text:style-name="P39">- <text:s/>Travailler en mode projet</text:p>
      <text:h text:style-name="Titre3" text:outline-level="3">Décembre :<text:s/></text:h>
      <text:h text:style-name="P40" text:outline-level="4">Gestion chambre hôtel en PHP JS et SQL (11/12/2020 au 29/12/2020) :</text:h>
      <text:p text:style-name="P41">- Gérer le patrimoine Informatique</text:p>
      <text:p text:style-name="P42">- Répondre aux incidents et aux demandes d’assistance et d’évolution</text:p>
      <text:p text:style-name="P43">- <text:s/>Travailler en mode projet</text:p>
      <text:h text:style-name="Titre3" text:outline-level="3">Janvier :</text:h>
      <text:h text:style-name="P44" text:outline-level="4">Réalisation du cahier des charges Osix ainsi que<text:s/>des maquettes et un benchmark l<text:span text:style-name="T45">ogiciel de gestion de projet en cascade (20/01/2021) :</text:span></text:h>
      <text:p text:style-name="P46">- Gérer le patrimoine Informatique</text:p>
      <text:p text:style-name="P47">- Répondre aux incidents et aux demandes d’assistance et d’évolution</text:p>
      <text:p text:style-name="P48">- <text:s/>Développer la présence en ligne de l’organisation</text:p>
      <text:p text:style-name="P49">- <text:s/>Travailler en mode projet</text:p>
      <text:p text:style-name="Normal"/>
      <text:soft-page-break/>
      <text:h text:style-name="Titre3" text:outline-level="3">Février – Aout :</text:h>
      <text:h text:style-name="P50" text:outline-level="4"><text:span text:style-name="T51">PPE2 TheBlog<text:s/></text:span>Les objectifs principaux sont de réaliser un applicatif client léger web offrant une interface générale aux couleurs de la charte PROMEO permettant la saisie de données et l’envoi de mails sécurisés. (14/02/2021 au 31/08/2021) :</text:h>
      <text:p text:style-name="P52">- Gérer le patrimoine Informatique</text:p>
      <text:p text:style-name="P53">- Répondre aux incidents et aux demandes d’assistance et d’évolution</text:p>
      <text:p text:style-name="P54">- <text:s/>Développer la présence en ligne de l’organisation</text:p>
      <text:p text:style-name="P55">- <text:s/>Travailler en mode projet</text:p>
      <text:p text:style-name="P56">- Mettre à disposition des<text:s/>utilisateurs un service informatique</text:p>
      <text:p text:style-name="P57">- Organiser son développement professionnel (Apprentissage Frameworks)</text:p>
      <text:h text:style-name="P58" text:outline-level="4">MiniRPG en Java par terminal apprentissage de la POO (24/08/2021 au 31/08/2021) :</text:h>
      <text:p text:style-name="P59">- Gérer le patrimoine Informatique</text:p>
      <text:p text:style-name="P60">- Répondre aux incidents et aux<text:s/>demandes d’assistance et d’évolution</text:p>
      <text:p text:style-name="P61">- Organiser son développement professionnel (Apprentissage POO)</text:p>
      <text:h text:style-name="Titre2" text:outline-level="2">2 -ème année :</text:h>
      <text:h text:style-name="Titre3" text:outline-level="3">Aout – Décembre :<text:s/></text:h>
      <text:h text:style-name="P62" text:outline-level="4">Mise en place du Projet CSIS (montrer les graphiques que j’ai réalisé) (31/08/2021 au 20/12/2021) :</text:h>
      <text:p text:style-name="Paragraphedeliste"><text:a xlink:href="http://promeo-formalion.fr" office:target-frame-name="_top" xlink:show="replace"><text:span text:style-name="T63">http://promeo-formalion.fr</text:span></text:a><text:span text:style-name="T64"><text:s/></text:span></text:p>
      <text:p text:style-name="P65"><text:span text:style-name="T66">- Gérer le patrimoine Informatique</text:span></text:p>
      <text:p text:style-name="Normal"><text:tab/><text:tab/>- Répondre aux incidents et aux demandes d’assistance et d’évolution</text:p>
      <text:p text:style-name="Normal"><text:tab/><text:tab/>- Développer la présence en ligne de l’organisation</text:p>
      <text:p text:style-name="Normal"><text:tab/><text:tab/>- Travailler en mode projet</text:p>
      <text:p text:style-name="Normal"><text:tab/><text:tab/>- Mettre à disposition des utilisateurs un service informatique</text:p>
      <text:h text:style-name="Titre3" text:outline-level="3">Octobre :<text:s/></text:h>
      <text:h text:style-name="P67" text:outline-level="4">TelloDrone pilotage de drone via API avec une interface web (26/10/2021) :</text:h>
      <text:p text:style-name="P68">- Organiser son développement professionnel (Apprentissage robotique)</text:p>
      <text:h text:style-name="Titre3" text:outline-level="3">Septembre – Mai :<text:s/></text:h>
      <text:h text:style-name="P69" text:outline-level="4">Création,<text:s/>conception, rédaction et réalisation d’un solution applicative de deux projets type entreprise ainsi que leurs cahiers des charges (21/09/2021 à l’épreuve) :</text:h>
      <text:p text:style-name="P70">- Gérer le patrimoine Informatique</text:p>
      <text:p text:style-name="P71">- Répondre aux incidents et aux demandes<text:s/>d’assistance et d’évolution</text:p>
      <text:p text:style-name="P72">- Développer la présence en ligne de l’organisation</text:p>
      <text:p text:style-name="P73">- Travailler en mode projet</text:p>
      <text:p text:style-name="P74">- Mettre à disposition des utilisateurs un service informatique</text:p>
      <text:p text:style-name="P75">- Organiser son développement professionnel (Apprentissages)</text:p>
      <text:p text:style-name="P76"/>
      <text:p text:style-name="P77"/>
      <text:h text:style-name="Titre1" text:outline-level="1">PROJETS PERSONNELS</text:h>
      <text:h text:style-name="Titre3" text:outline-level="3">Danganronpa, site de vente (Septembre à Octobre) :</text:h>
      <text:p text:style-name="Normal"><text:tab/><text:tab/>- Développer la présence en ligne de l’organisation</text:p>
      <text:p text:style-name="Normal"><text:tab/><text:tab/>- Organiser son développement professionnel (Apprentissage HTML / CSS)</text:p>
      <text:h text:style-name="Titre3" text:outline-level="3">Projet Tifias, jeux de plateforme GODOT (2020 - 2021) :</text:h>
      <text:p text:style-name="Normal"><text:tab/><text:tab/>- Répondre aux incidents et aux demandes d’assistance et d’évolution</text:p>
      <text:p text:style-name="Normal"><text:tab/><text:tab/>- Travailler en mode projet</text:p>
      <text:h text:style-name="Titre1" text:outline-level="1">UTEAM</text:h>
      <text:h text:style-name="Titre3" text:outline-level="3">Réalisation du projet interne Robiome et Travaux avec des étudiants réalisant leurs TX :</text:h>
      <text:h text:style-name="P78" text:outline-level="4">Travaux de benchmark et docs dans le cadre de l’agriculture automatisée</text:h>
      <text:h text:style-name="P79" text:outline-level="4">Recherche dans la mise en place d’une installation de panneaux solaires</text:h>
      <text:h text:style-name="P80" text:outline-level="4">Projet d’arrosage vertical</text:h>
      <text:h text:style-name="P81" text:outline-level="4">Sensor box (prototypage Arduino)</text:h>
      <text:h text:style-name="P82" text:outline-level="4">Configuration d’un serveur NAS et mise en production d’une Api, base de données, Gitlab et Nextcloud</text:h>
      <text:h text:style-name="Titre3" text:outline-level="3">Pendant les deux ans :</text:h>
      <text:h text:style-name="P83" text:outline-level="4">Réalisation au préalable de deux mois de stages non-rémunérés me permettant l’apprentissage de : développement micro-Controller d’Arduino</text:h>
      <text:p text:style-name="P84">- Organiser son développement professionnel</text:p>
      <text:h text:style-name="P85" text:outline-level="4">Dans le contexte du covid réalisation de recherches pour le projet de Safran<text:s/>easyBreath</text:h>
      <text:p text:style-name="P86">- Répondre aux incidents et aux demandes d’assistance et d’évolution</text:p>
      <text:h text:style-name="P87" text:outline-level="4">Disponibilities Schedule</text:h>
      <text:p text:style-name="Normal"><text:tab/><text:tab/>- Mettre à disposition des utilisateurs un service informatique</text:p>
      <text:h text:style-name="P88" text:outline-level="4">Support Informatique.<text:s/><text:line-break/>- Approvisionnement / réalisation de commande du<text:s/>matériel pour les différents projets<text:line-break/><text:s/>- Réalisation de veille et benchmark sur des casques de réalités virtuelle et de mixed reality ainsi que de NAS, système de stockage connecté, panneaux solaires (et installation) <text:s/><text:line-break/>- Réalisation de diverses documentations permettant d’installer ou utiliser certains outils (Linux, LAMP etc…)</text:h>
      <text:p text:style-name="P89">- Mettre à disposition des utilisateurs un service informatique</text:p>
      <text:p text:style-name="P90">- Organiser son développement professionnel</text:p>
      <text:h text:style-name="P91" text:outline-level="4">Hébergement sur OVH d’un logiciel d’entreprise de génération d’ordre de missions (déplacement) mis à disposition des associés et salariés, avec comme objectif en cours de réalisé des demandes de congés pouvant être validés ou non par l’employeur. Génération de fichier Excel (modification d’une librairie dépréciée).</text:h>
      <text:p text:style-name="P92">- Répondre aux incidents et aux demandes d’assistance et d’évolution</text:p>
      <text:p text:style-name="P93">- Mettre à disposition des utilisateurs un service informatique</text:p>
      <text:p text:style-name="P94">- Gérer le patrimoine informatiqu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5-04T11:49:00Z</dc:date>
    <meta:template xlink:href="Normal" xlink:type="simple"/>
    <meta:editing-cycles>1280</meta:editing-cycles>
    <meta:editing-duration>PT34380S</meta:editing-duration>
    <meta:document-statistic meta:page-count="4" meta:paragraph-count="14" meta:word-count="1144" meta:character-count="7425" meta:row-count="52" meta:non-whitespace-character-count="6295"/>
  </office:meta>
</office:document-meta>
</file>